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5.71cm"/>
    </style:style>
    <style:style style:name="co5" style:family="table-column">
      <style:table-column-properties fo:break-before="auto" style:column-width="13.778cm"/>
    </style:style>
    <style:style style:name="co6" style:family="table-column">
      <style:table-column-properties fo:break-before="auto" style:column-width="11.444cm"/>
    </style:style>
    <style:style style:name="co7" style:family="table-column">
      <style:table-column-properties fo:break-before="auto" style:column-width="25.444cm"/>
    </style:style>
    <style:style style:name="co8" style:family="table-column">
      <style:table-column-properties fo:break-before="auto" style:column-width="12.226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3.814cm"/>
    </style:style>
    <style:style style:name="co11" style:family="table-column">
      <style:table-column-properties fo:break-before="auto" style:column-width="3.26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543cm" fo:break-before="auto" style:use-optimal-row-height="true"/>
    </style:style>
    <style:style style:name="ro3" style:family="table-row">
      <style:table-row-properties style:row-height="3.018cm" fo:break-before="auto" style:use-optimal-row-height="true"/>
    </style:style>
    <style:style style:name="ro4" style:family="table-row">
      <style:table-row-properties style:row-height="5.87cm" fo:break-before="auto" style:use-optimal-row-height="true"/>
    </style:style>
    <style:style style:name="ro5" style:family="table-row">
      <style:table-row-properties style:row-height="4.493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c9211e"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fff" fo:border="0.74pt solid #000000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c9211e"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ce1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size="12pt" fo:language="none" fo:country="none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IN" style:language-asian="zh" style:country-asian="CN" style:language-complex="hi" style:country-complex="IN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IN" style:language-asian="zh" style:country-asian="CN" style:language-complex="hi" style:country-complex="IN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roduct Module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6372" table:default-cell-style-name="ce3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  <table:table-cell table:style-name="ce12"/>
        </table:table-row>
        <table:table-row table:style-name="ro2">
          <table:table-cell table:style-name="ce8" office:value-type="string" calcext:value-type="string">
            <text:p>Product_TC_01</text:p>
          </table:table-cell>
          <table:table-cell table:style-name="ce8"/>
          <table:table-cell table:style-name="ce4" office:value-type="string" calcext:value-type="string">
            <text:p>NOP Commerce</text:p>
          </table:table-cell>
          <table:table-cell table:style-name="ce8" office:value-type="string" calcext:value-type="string">
            <text:p>Dashboard</text:p>
          </table:table-cell>
          <table:table-cell table:style-name="ce8" office:value-type="string" calcext:value-type="string">
            <text:p>Dashboard Page</text:p>
          </table:table-cell>
          <table:table-cell table:style-name="ce4" office:value-type="string" calcext:value-type="string">
            <text:p>To verify the valid login functionality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1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2.Press enter</text:p>
            <text:p>3. Login using valid credentials </text:p>
          </table:table-cell>
          <table:table-cell table:style-name="ce8" office:value-type="string" calcext:value-type="string">
            <text:p>After visiting the given url user should redirect</text:p>
            <text:p>To the dashboard page</text:p>
          </table:table-cell>
          <table:table-cell table:style-name="ce8" office:value-type="string" calcext:value-type="string">
            <text:p>01-05-2023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02-05-2023</text:p>
          </table:table-cell>
          <table:table-cell table:style-name="ce8" table:number-columns-repeated="16372"/>
        </table:table-row>
        <table:table-row table:style-name="ro2">
          <table:table-cell table:style-name="ce8" office:value-type="string" calcext:value-type="string">
            <text:p>Product_TC_02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8" office:value-type="string" calcext:value-type="string">
            <text:p>Admin Page</text:p>
          </table:table-cell>
          <table:table-cell table:style-name="ce4" office:value-type="string" calcext:value-type="string">
            <text:p>Catalog Drop Down</text:p>
          </table:table-cell>
          <table:table-cell table:style-name="ce4" office:value-type="string" calcext:value-type="string">
            <text:p>To verify the functionality of Catalog drop down 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1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2.Press enter</text:p>
            <text:p>3. Login using valid credentials</text:p>
          </table:table-cell>
          <table:table-cell table:style-name="ce4" office:value-type="string" calcext:value-type="string">
            <text:p>When the user will on the Catalog drop down button</text:p>
            <text:p>The sub menu list should open</text:p>
          </table:table-cell>
          <table:table-cell table:style-name="ce4" office:value-type="string" calcext:value-type="string">
            <text:p>01-05-2023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3">
          <table:table-cell table:style-name="ce8" office:value-type="string" calcext:value-type="string">
            <text:p>Product_TC_03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roducts</text:p>
          </table:table-cell>
          <table:table-cell table:style-name="ce4" office:value-type="string" calcext:value-type="string">
            <text:p>To verify the product page load functionality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1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2.Press enter</text:p>
            <text:p>3. Login using valid credentials</text:p>
            <text:p>4.Click on the menu toggle button </text:p>
            <text:p>5. Then click on the catalog drop down button</text:p>
            <text:p>6. Then again click on the product drop down list</text:p>
          </table:table-cell>
          <table:table-cell table:style-name="ce4" office:value-type="string" calcext:value-type="string">
            <text:p>When the user will on the product drop down list then</text:p>
            <text:p>The page should redirect to the product page</text:p>
          </table:table-cell>
          <table:table-cell table:style-name="ce4" office:value-type="string" calcext:value-type="string">
            <text:p>01-05-2023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4">
          <table:table-cell table:style-name="ce8" office:value-type="string" calcext:value-type="string">
            <text:p>Product_TC_05</text:p>
          </table:table-cell>
          <table:table-cell table:style-name="ce13"/>
          <table:table-cell table:style-name="ce13" office:value-type="string" calcext:value-type="string">
            <text:p>NOP Commerce</text:p>
          </table:table-cell>
          <table:table-cell table:style-name="ce13" office:value-type="string" calcext:value-type="string">
            <text:p>Add new button</text:p>
          </table:table-cell>
          <table:table-cell table:style-name="ce13" office:value-type="string" calcext:value-type="string">
            <text:p>Product info expand button</text:p>
          </table:table-cell>
          <table:table-cell table:style-name="ce13" office:value-type="string" calcext:value-type="string">
            <text:p><text:span text:style-name="T1">To validate the functionality of </text:span>product info expand button and product</text:p>
            <text:p>Info card </text:p>
          </table:table-cell>
          <table:table-cell table:style-name="ce13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7" office:value-type="string" calcext:value-type="string">
            <text:p><text:span text:style-name="T5">1.Open any browser &amp; enter the url=”</text:span><text:span text:style-name="T5"><text:a xlink:href="https://admin-demo.nopcommerce.com/login?ReturnUrl=%2Fadmin%2F" xlink:type="simple">https://admin-demo.nopcommerce.com/login?ReturnUrl=%2Fadmin%2F</text:a></text:span><text:span text:style-name="T6">”</text:span></text:p>
            <text:p>2.Press enter</text:p>
            <text:p>3. Login using valid credentials</text:p>
            <text:p>4.Click on the menu toggle button </text:p>
            <text:p>5. Then click on the catalog drop down button</text:p>
            <text:p>6. Then again click on the product drop down list</text:p>
            <text:p>7.Click on add new button</text:p>
            <text:p><text:span text:style-name="T5">8.Click on product info expand button (right side) </text:span></text:p>
            <text:p><text:span text:style-name="T5">9.Enter the product name</text:span></text:p>
            <text:p><text:span text:style-name="T5">10.Then Enter the short description</text:span></text:p>
            <text:p><text:span text:style-name="T3">11.Then Enter the full description</text:span></text:p>
            <text:p><text:span text:style-name="T3">12.Then Enter the SKU code like (NOTEBOOK1)</text:span></text:p>
            <text:p><text:span text:style-name="T3">13.Enter the product category</text:span></text:p>
          </table:table-cell>
          <table:table-cell table:style-name="ce13" office:value-type="string" calcext:value-type="string">
            <text:p>By expanding the product info plus button user should able to </text:p>
            <text:p>Fill all the information related to the product</text:p>
          </table:table-cell>
          <table:table-cell table:style-name="ce13" office:value-type="string" calcext:value-type="string">
            <text:p>01-05-2023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pending</text:p>
          </table:table-cell>
          <table:table-cell table:style-name="ce13" table:number-columns-repeated="16372"/>
        </table:table-row>
        <table:table-row table:style-name="ro5">
          <table:table-cell table:style-name="ce7" office:value-type="string" calcext:value-type="string">
            <text:p>Product_TC_06</text:p>
          </table:table-cell>
          <table:table-cell table:style-name="ce14"/>
          <table:table-cell table:style-name="ce14" office:value-type="string" calcext:value-type="string">
            <text:p>NOP Commerce</text:p>
          </table:table-cell>
          <table:table-cell table:style-name="ce14" office:value-type="string" calcext:value-type="string">
            <text:p>Add new button</text:p>
          </table:table-cell>
          <table:table-cell table:style-name="ce14" office:value-type="string" calcext:value-type="string">
            <text:p>Pricing expand button</text:p>
          </table:table-cell>
          <table:table-cell table:style-name="ce14" office:value-type="string" calcext:value-type="string">
            <text:p>To check the functionality of product prices expand button</text:p>
          </table:table-cell>
          <table:table-cell table:style-name="ce7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14" office:value-type="string" calcext:value-type="string">
            <text:p><text:span text:style-name="T5">1.Open any browser &amp; enter the url=”</text:span><text:span text:style-name="T5"><text:a xlink:href="https://admin-demo.nopcommerce.com/login?ReturnUrl=%2Fadmin%2F" xlink:type="simple">https://admin-demo.nopcommerce.com/login?ReturnUrl=%2Fadmin%2F</text:a></text:span><text:span text:style-name="T6">”</text:span></text:p>
            <text:p><text:span text:style-name="T5">2.Press enter</text:span></text:p>
            <text:p><text:span text:style-name="T5">3. Login using valid credentials</text:span></text:p>
            <text:p><text:span text:style-name="T5">4.Click on the menu toggle button </text:span></text:p>
            <text:p><text:span text:style-name="T5">5. Then click on the catalog drop down button</text:span></text:p>
            <text:p><text:span text:style-name="T5">6. Then again click on the product drop down list</text:span></text:p>
            <text:p><text:span text:style-name="T5">7.Click on add new button</text:span></text:p>
            <text:p><text:span text:style-name="T5">8.click on </text:span><text:span text:style-name="T7">prices expand button</text:span></text:p>
            <text:p><text:span text:style-name="T5">9.Enter the product category</text:span></text:p>
          </table:table-cell>
          <table:table-cell table:style-name="ce14" office:value-type="string" calcext:value-type="string">
            <text:p>User should able to click on the price expand button</text:p>
          </table:table-cell>
          <table:table-cell table:style-name="ce14" office:value-type="string" calcext:value-type="string">
            <text:p>02-05-2023</text:p>
          </table:table-cell>
          <table:table-cell table:style-name="ce7" office:value-type="string" calcext:value-type="string">
            <text:p>Pending</text:p>
          </table:table-cell>
          <table:table-cell table:style-name="ce7" office:value-type="string" calcext:value-type="string">
            <text:p>pending</text:p>
          </table:table-cell>
          <table:table-cell table:style-name="ce14" table:number-columns-repeated="16372"/>
        </table:table-row>
        <table:table-row table:style-name="ro5">
          <table:table-cell table:style-name="ce8" office:value-type="string" calcext:value-type="string">
            <text:p>Product_TC_07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<text:span text:style-name="T2">To check the functionality of </text:span>product price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ices expand button</text:span></text:p>
            <text:p><text:span text:style-name="T3">9.Enter the product price</text:span></text:p>
          </table:table-cell>
          <table:table-cell table:style-name="ce4" office:value-type="string" calcext:value-type="string">
            <text:p>User should able to set the product price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08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Tax category</text:p>
          </table:table-cell>
          <table:table-cell table:style-name="ce4" office:value-type="string" calcext:value-type="string">
            <text:p><text:span text:style-name="T2">To validate the functionality of </text:span>product tax category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ices expand button</text:span></text:p>
            <text:p><text:span text:style-name="T3">9.select the product tax category</text:span></text:p>
          </table:table-cell>
          <table:table-cell table:style-name="ce4" office:value-type="string" calcext:value-type="string">
            <text:p>User should able to choose the product tax category (like SGST </text:p>
            <text:p>CGST AND GISTN)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6">
          <table:table-cell table:style-name="ce8" office:value-type="string" calcext:value-type="string">
            <text:p>Product_TC_09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Shipping expand button</text:p>
          </table:table-cell>
          <table:table-cell table:style-name="ce4" office:value-type="string" calcext:value-type="string">
            <text:p><text:span text:style-name="T2">To validate the functionality of </text:span>product shipping expand button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shipping expand button</text:span></text:p>
          </table:table-cell>
          <table:table-cell table:style-name="ce4" office:value-type="string" calcext:value-type="string">
            <text:p>User should able to click on the shipping expand button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10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<text:span text:style-name="T2">To verify the functionality of </text:span>product weight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shipping expand button</text:span></text:p>
            <text:p><text:span text:style-name="T9">9.Enter the weight of the product</text:span></text:p>
          </table:table-cell>
          <table:table-cell table:style-name="ce4" office:value-type="string" calcext:value-type="string">
            <text:p>User should able to enter the product weight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11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<text:span text:style-name="T2">To validate the functionality of</text:span> product length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shipping expand button</text:span></text:p>
            <text:p><text:span text:style-name="T9">9.Enter the length of the product</text:span></text:p>
          </table:table-cell>
          <table:table-cell table:style-name="ce4" office:value-type="string" calcext:value-type="string">
            <text:p>User should able to enter the product length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12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<text:span text:style-name="T2">To verify the functionality of</text:span> product width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shipping expand button</text:span></text:p>
            <text:p><text:span text:style-name="T9">9.Enter the width of the product</text:span></text:p>
          </table:table-cell>
          <table:table-cell table:style-name="ce4" office:value-type="string" calcext:value-type="string">
            <text:p>User should able to enter the product width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13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<text:span text:style-name="T2">To verify the functionality of</text:span> product height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shipping expand button</text:span></text:p>
            <text:p><text:span text:style-name="T9">9.Enter the height of the product</text:span></text:p>
          </table:table-cell>
          <table:table-cell table:style-name="ce4" office:value-type="string" calcext:value-type="string">
            <text:p>User should able to enter the product height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6">
          <table:table-cell table:style-name="ce8" office:value-type="string" calcext:value-type="string">
            <text:p>Product_TC_14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Inventory expand button</text:p>
          </table:table-cell>
          <table:table-cell table:style-name="ce4" office:value-type="string" calcext:value-type="string">
            <text:p><text:span text:style-name="T2">To validate the functionality of</text:span> product inventory expand button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inventory expand button</text:span></text:p>
          </table:table-cell>
          <table:table-cell table:style-name="ce4" office:value-type="string" calcext:value-type="string">
            <text:p>User should able to click on the product inventory expand button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5">
          <table:table-cell table:style-name="ce8" office:value-type="string" calcext:value-type="string">
            <text:p>Product_TC_15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Inventory Method</text:p>
          </table:table-cell>
          <table:table-cell table:style-name="ce4" office:value-type="string" calcext:value-type="string">
            <text:p><text:span text:style-name="T2">To validate the functionality of</text:span> product inventory method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inventory expand button</text:span></text:p>
            <text:p><text:span text:style-name="T9">9. Select inventory method</text:span></text:p>
          </table:table-cell>
          <table:table-cell table:style-name="ce4" office:value-type="string" calcext:value-type="string">
            <text:p>User should able to choose the product inventory method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7">
          <table:table-cell table:style-name="ce8" office:value-type="string" calcext:value-type="string">
            <text:p>Product_TC_16</text:p>
          </table:table-cell>
          <table:table-cell table:style-name="ce6"/>
          <table:table-cell table:style-name="ce6" office:value-type="string" calcext:value-type="string">
            <text:p>NOP Commerce</text:p>
          </table:table-cell>
          <table:table-cell table:style-name="ce6" office:value-type="string" calcext:value-type="string">
            <text:p>Add new button</text:p>
          </table:table-cell>
          <table:table-cell table:style-name="ce6" office:value-type="string" calcext:value-type="string">
            <text:p>Product Image Upload button</text:p>
          </table:table-cell>
          <table:table-cell table:style-name="ce6" office:value-type="string" calcext:value-type="string">
            <text:p><text:span text:style-name="T1">To check the functionality of </text:span>product image upload button</text:p>
          </table:table-cell>
          <table:table-cell table:style-name="ce6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6" table:number-columns-repeated="3"/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6" table:number-columns-repeated="16372"/>
        </table:table-row>
        <table:table-row table:style-name="ro5">
          <table:table-cell table:style-name="ce8" office:value-type="string" calcext:value-type="string">
            <text:p>Product_TC_17</text:p>
          </table:table-cell>
          <table:table-cell table:style-name="ce4"/>
          <table:table-cell table:style-name="ce4" office:value-type="string" calcext:value-type="string">
            <text:p>NOP Commerce</text:p>
          </table:table-cell>
          <table:table-cell table:style-name="ce4" office:value-type="string" calcext:value-type="string">
            <text:p>Add new button</text:p>
          </table:table-cell>
          <table:table-cell table:style-name="ce4" office:value-type="string" calcext:value-type="string">
            <text:p>Save button</text:p>
          </table:table-cell>
          <table:table-cell table:style-name="ce4" office:value-type="string" calcext:value-type="string">
            <text:p><text:span text:style-name="T2">To validate the functionality of </text:span>product listing save button</text:p>
          </table:table-cell>
          <table:table-cell table:style-name="ce8" office:value-type="string" calcext:value-type="string">
            <text:p>--- User(Vendor) should be login first to the web application </text:p>
            <text:p>--- After login user should redirect to the dashboard page</text:p>
          </table:table-cell>
          <table:table-cell table:style-name="ce4" office:value-type="string" calcext:value-type="string">
            <text:p><text:span text:style-name="T3">1.Open any browser &amp; enter the url=”</text:span><text:span text:style-name="T3"><text:a xlink:href="https://admin-demo.nopcommerce.com/login?ReturnUrl=%2Fadmin%2F" xlink:type="simple">https://admin-demo.nopcommerce.com/login?ReturnUrl=%2Fadmin%2F</text:a></text:span><text:span text:style-name="T4">”</text:span></text:p>
            <text:p><text:span text:style-name="T3">2.Press enter</text:span></text:p>
            <text:p><text:span text:style-name="T3">3. Login using valid credentials</text:span></text:p>
            <text:p><text:span text:style-name="T3">4.Click on the menu toggle button </text:span></text:p>
            <text:p><text:span text:style-name="T3">5. Then click on the catalog drop down button</text:span></text:p>
            <text:p><text:span text:style-name="T3">6. Then again click on the product drop down list</text:span></text:p>
            <text:p><text:span text:style-name="T3">7.Click on add new button</text:span></text:p>
            <text:p><text:span text:style-name="T3">8.click on </text:span><text:span text:style-name="T8">product inventory expand button</text:span></text:p>
            <text:p><text:span text:style-name="T9">9. Select inventory method</text:span></text:p>
          </table:table-cell>
          <table:table-cell table:style-name="ce4" office:value-type="string" calcext:value-type="string">
            <text:p>User should able to click on the save button</text:p>
          </table:table-cell>
          <table:table-cell table:style-name="ce4" office:value-type="string" calcext:value-type="string">
            <text:p>02-05-2023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pending</text:p>
          </table:table-cell>
          <table:table-cell table:style-name="ce4" table:number-columns-repeated="16372"/>
        </table:table-row>
        <table:table-row table:style-name="ro8">
          <table:table-cell table:style-name="ce8"/>
          <table:table-cell table:style-name="ce4" table:number-columns-repeated="16383"/>
        </table:table-row>
        <table:table-row table:style-name="ro8" table:number-rows-repeated="20">
          <table:table-cell table:style-name="ce4" table:number-columns-repeated="16384"/>
        </table:table-row>
        <table:table-row table:style-name="ro8" table:number-rows-repeated="1048532">
          <table:table-cell table:number-columns-repeated="16384"/>
        </table:table-row>
        <table:table-row table:style-name="ro9" table:number-rows-repeated="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4T19:01:15.410000000</dc:date>
    <meta:editing-duration>PT17H57M39S</meta:editing-duration>
    <meta:editing-cycles>90</meta:editing-cycles>
    <meta:generator>LibreOffice/7.4.1.2$Windows_X86_64 LibreOffice_project/3c58a8f3a960df8bc8fd77b461821e42c061c5f0</meta:generator>
    <meta:document-statistic meta:table-count="1" meta:cell-count="185" meta:object-count="0"/>
  </office:meta>
</office:document-meta>
</file>